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D000001A5C787C3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821cm" svg:height="8.91cm" svg:x="2.3cm" svg:y="2.09cm">
          <draw:image xlink:href="Pictures/100000000000028D000001A5C787C3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9-06T16:02:32.21</meta:creation-date>
    <dc:date>2019-09-06T16:03:21.78</dc:date>
    <dc:creator>Roman </dc:creator>
    <meta:editing-duration>PT51S</meta:editing-duration>
    <meta:editing-cycles>1</meta:editing-cycles>
    <meta:document-statistic meta:object-count="1"/>
    <meta:generator>OpenOffice/4.1.5$Win32 OpenOffice.org_project/415m1$Build-9789</meta:generator>
  </office:meta>
</office:document-meta>
</file>